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Query.updateWorkPhone( XmlObject emp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ExecQuery.collectZips( XmlObject empDo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